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Adding Slaves and verifying Mas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5" calcext:value-type="date">
            <text:p>11/15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10M00S" calcext:value-type="time">
            <text:p>02:10:00 PM</text:p>
          </table:table-cell>
          <table:table-cell/>
          <table:table-cell office:value-type="string" calcext:value-type="string">
            <text:p>Pluck Slave Developmen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3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8" calcext:value-type="date">
            <text:p>11/18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9" calcext:value-type="date">
            <text:p>11/19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office:value-type="time" office:time-value="PT12H35M00S" calcext:value-type="time">
            <text:p>12:35:00 PM</text:p>
          </table:table-cell>
          <table:table-cell office:value-type="time" office:time-value="PT16H10M00S" calcext:value-type="time">
            <text:p>04:10:00 P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0" calcext:value-type="date">
            <text:p>11/20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2H50M00S" calcext:value-type="time">
            <text:p>12:5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Working on Reworking String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1" calcext:value-type="date">
            <text:p>11/21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14H40M00S" calcext:value-type="time">
            <text:p>02:40:00 P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35M00S" calcext:value-type="time">
            <text:p>07:35:00 PM</text:p>
          </table:table-cell>
          <table:table-cell office:value-type="time" office:time-value="PT20H10M00S" calcext:value-type="time">
            <text:p>08:10:00 P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2" calcext:value-type="date">
            <text:p>11/22/24</text:p>
          </table:table-cell>
          <table:table-cell office:value-type="time" office:time-value="PT09H20M00S" calcext:value-type="time">
            <text:p>09:20:00 AM</text:p>
          </table:table-cell>
          <table:table-cell office:value-type="time" office:time-value="PT11H10M00S" calcext:value-type="time">
            <text:p>11:10:00 A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Fixing master and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4 (Break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4" calcext:value-type="date">
            <text:p>11/24/24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office:value-type="string" calcext:value-type="string">
            <text:p>Writing Repor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9" calcext:value-type="date">
            <text:p>11/29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Updating Schemat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2-01" calcext:value-type="date">
            <text:p>12/01/24</text:p>
          </table:table-cell>
          <table:table-cell office:value-type="time" office:time-value="PT14H20M00S" calcext:value-type="time">
            <text:p>02:20:00 PM</text:p>
          </table:table-cell>
          <table:table-cell office:value-type="time" office:time-value="PT15H40M00S" calcext:value-type="time">
            <text:p>03:40:00 PM</text:p>
          </table:table-cell>
          <table:table-cell/>
          <table:table-cell office:value-type="string" calcext:value-type="string">
            <text:p>Updating Schematic and Starting PCB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09H00M00S" calcext:value-type="time">
            <text:p>09:00:00 AM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10:47:18.7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2-02T10:52:42.842000000</dc:date>
    <meta:editing-duration>PT18H9M15S</meta:editing-duration>
    <meta:editing-cycles>33</meta:editing-cycles>
    <meta:generator>LibreOffice/24.8.0.3$Windows_X86_64 LibreOffice_project/0bdf1299c94fe897b119f97f3c613e9dca6be583</meta:generator>
    <meta:document-statistic meta:table-count="1" meta:cell-count="136" meta:object-count="0"/>
  </office:meta>
</office:document-meta>
</file>